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6cm" fo:min-width="4.9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16cm" fo:min-width="3.9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216cm" fo:min-width="2.9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216cm" fo:min-width="0.966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Region" svg:x1="3cm" svg:y1="2.5cm" svg:x2="5.5cm" svg:y2="2.5cm">
          <text:p/>
        </draw:line>
        <draw:line draw:style-name="gr1" draw:text-style-name="P1" draw:layer="Region" svg:x1="3.026cm" svg:y1="3cm" svg:x2="5.501cm" svg:y2="3cm">
          <text:p/>
        </draw:line>
        <draw:line draw:style-name="gr1" draw:text-style-name="P1" draw:layer="Region" svg:x1="3.026cm" svg:y1="3.5cm" svg:x2="5.501cm" svg:y2="3.5cm">
          <text:p/>
        </draw:line>
        <draw:line draw:style-name="gr1" draw:text-style-name="P1" draw:layer="Region" svg:x1="3.026cm" svg:y1="4cm" svg:x2="5.501cm" svg:y2="4cm">
          <text:p/>
        </draw:line>
        <draw:line draw:style-name="gr1" draw:text-style-name="P1" draw:layer="Region" svg:x1="3.5cm" svg:y1="2cm" svg:x2="5cm" svg:y2="2cm">
          <text:p/>
        </draw:line>
        <draw:line draw:style-name="gr1" draw:text-style-name="P1" draw:layer="Region" svg:x1="3.5cm" svg:y1="4.5cm" svg:x2="5cm" svg:y2="4.5cm">
          <text:p/>
        </draw:line>
        <draw:line draw:style-name="gr1" draw:text-style-name="P1" draw:layer="Region" svg:x1="0.5cm" svg:y1="2.5cm" svg:x2="2cm" svg:y2="2.5cm">
          <text:p/>
        </draw:line>
        <draw:line draw:style-name="gr1" draw:text-style-name="P1" draw:layer="Region" svg:x1="0.5cm" svg:y1="3cm" svg:x2="2cm" svg:y2="3cm">
          <text:p/>
        </draw:line>
        <draw:line draw:style-name="gr1" draw:text-style-name="P1" draw:layer="Region" svg:x1="0.5cm" svg:y1="3.5cm" svg:x2="2cm" svg:y2="3.5cm">
          <text:p/>
        </draw:line>
        <draw:line draw:style-name="gr1" draw:text-style-name="P1" draw:layer="Region" svg:x1="0.5cm" svg:y1="4cm" svg:x2="2cm" svg:y2="4cm">
          <text:p/>
        </draw:line>
        <draw:line draw:style-name="gr1" draw:text-style-name="P1" draw:layer="Region" svg:x1="2cm" svg:y1="2.5cm" svg:x2="2cm" svg:y2="4cm">
          <text:p/>
        </draw:line>
        <draw:line draw:style-name="gr1" draw:text-style-name="P1" draw:layer="Region" svg:x1="1.5cm" svg:y1="2.5cm" svg:x2="1.5cm" svg:y2="4cm">
          <text:p/>
        </draw:line>
        <draw:line draw:style-name="gr1" draw:text-style-name="P1" draw:layer="Region" svg:x1="0.5cm" svg:y1="2.5cm" svg:x2="0.5cm" svg:y2="4cm">
          <text:p/>
        </draw:line>
        <draw:line draw:style-name="gr1" draw:text-style-name="P1" draw:layer="Region" svg:x1="1cm" svg:y1="2.5cm" svg:x2="1cm" svg:y2="4cm">
          <text:p/>
        </draw:line>
        <draw:line draw:style-name="gr1" draw:text-style-name="P1" draw:layer="Region" svg:x1="3cm" svg:y1="2.5cm" svg:x2="3cm" svg:y2="4cm">
          <text:p/>
        </draw:line>
        <draw:line draw:style-name="gr1" draw:text-style-name="P1" draw:layer="Region" svg:x1="5.5cm" svg:y1="2.5cm" svg:x2="5.5cm" svg:y2="4cm">
          <text:p/>
        </draw:line>
        <draw:line draw:style-name="gr1" draw:text-style-name="P1" draw:layer="Region" svg:x1="3.5cm" svg:y1="2cm" svg:x2="3.5cm" svg:y2="4.5cm">
          <text:p/>
        </draw:line>
        <draw:line draw:style-name="gr1" draw:text-style-name="P1" draw:layer="Region" svg:x1="4cm" svg:y1="2cm" svg:x2="4cm" svg:y2="4.5cm">
          <text:p/>
        </draw:line>
        <draw:line draw:style-name="gr1" draw:text-style-name="P1" draw:layer="Region" svg:x1="4.5cm" svg:y1="2cm" svg:x2="4.5cm" svg:y2="4.5cm">
          <text:p/>
        </draw:line>
        <draw:line draw:style-name="gr1" draw:text-style-name="P1" draw:layer="Region" svg:x1="5cm" svg:y1="2cm" svg:x2="5cm" svg:y2="4.5cm">
          <text:p/>
        </draw:line>
        <draw:line draw:style-name="gr1" draw:text-style-name="P1" draw:layer="Region" svg:x1="7cm" svg:y1="2cm" svg:x2="9.5cm" svg:y2="2cm">
          <text:p/>
        </draw:line>
        <draw:line draw:style-name="gr1" draw:text-style-name="P1" draw:layer="Region" svg:x1="6.5cm" svg:y1="3.5cm" svg:x2="10cm" svg:y2="3.5cm">
          <text:p/>
        </draw:line>
        <draw:line draw:style-name="gr1" draw:text-style-name="P1" draw:layer="Region" svg:x1="7cm" svg:y1="4.5cm" svg:x2="9.501cm" svg:y2="4.5cm">
          <text:p/>
        </draw:line>
        <draw:line draw:style-name="gr1" draw:text-style-name="P1" draw:layer="Region" svg:x1="7.5cm" svg:y1="1.5cm" svg:x2="9cm" svg:y2="1.5cm">
          <text:p/>
        </draw:line>
        <draw:line draw:style-name="gr1" draw:text-style-name="P1" draw:layer="Region" svg:x1="7.5cm" svg:y1="5cm" svg:x2="9cm" svg:y2="5cm">
          <text:p/>
        </draw:line>
        <draw:line draw:style-name="gr1" draw:text-style-name="P1" draw:layer="Region" svg:x1="6.5cm" svg:y1="2.5cm" svg:x2="6.5cm" svg:y2="4cm">
          <text:p/>
        </draw:line>
        <draw:line draw:style-name="gr1" draw:text-style-name="P1" draw:layer="Region" svg:x1="10cm" svg:y1="2.5cm" svg:x2="10cm" svg:y2="4cm">
          <text:p/>
        </draw:line>
        <draw:line draw:style-name="gr1" draw:text-style-name="P1" draw:layer="Region" svg:x1="7cm" svg:y1="2cm" svg:x2="7cm" svg:y2="4.5cm">
          <text:p/>
        </draw:line>
        <draw:line draw:style-name="gr1" draw:text-style-name="P1" draw:layer="Region" svg:x1="7.5cm" svg:y1="1.5cm" svg:x2="7.5cm" svg:y2="5cm">
          <text:p/>
        </draw:line>
        <draw:line draw:style-name="gr1" draw:text-style-name="P1" draw:layer="Region" svg:x1="9.5cm" svg:y1="2cm" svg:x2="9.5cm" svg:y2="4.5cm">
          <text:p/>
        </draw:line>
        <draw:line draw:style-name="gr1" draw:text-style-name="P1" draw:layer="Region" svg:x1="6.5cm" svg:y1="4cm" svg:x2="10cm" svg:y2="4cm">
          <text:p/>
        </draw:line>
        <draw:line draw:style-name="gr1" draw:text-style-name="P1" draw:layer="Region" svg:x1="6.5cm" svg:y1="2.5cm" svg:x2="10cm" svg:y2="2.5cm">
          <text:p/>
        </draw:line>
        <draw:line draw:style-name="gr1" draw:text-style-name="P1" draw:layer="Region" svg:x1="6.5cm" svg:y1="3cm" svg:x2="10cm" svg:y2="3cm">
          <text:p/>
        </draw:line>
        <draw:line draw:style-name="gr1" draw:text-style-name="P1" draw:layer="Region" svg:x1="8cm" svg:y1="1.5cm" svg:x2="8cm" svg:y2="5cm">
          <text:p/>
        </draw:line>
        <draw:line draw:style-name="gr1" draw:text-style-name="P1" draw:layer="Region" svg:x1="8.5cm" svg:y1="1.5cm" svg:x2="8.5cm" svg:y2="5cm">
          <text:p/>
        </draw:line>
        <draw:line draw:style-name="gr1" draw:text-style-name="P1" draw:layer="Region" svg:x1="9cm" svg:y1="1.5cm" svg:x2="9cm" svg:y2="5cm">
          <text:p/>
        </draw:line>
        <draw:custom-shape draw:style-name="gr2" draw:text-style-name="P1" draw:layer="Region" svg:width="5.5cm" svg:height="1.5cm" svg:x="11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Region" svg:width="4.5cm" svg:height="3.5cm" svg:x="11.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Region" svg:width="3.5cm" svg:height="4.5cm" svg:x="12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Region" svg:width="1.5cm" svg:height="5.5cm" svg:x="13cm" svg:y="0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Region" svg:x1="11cm" svg:y1="3cm" svg:x2="16.5cm" svg:y2="3cm">
          <text:p/>
        </draw:line>
        <draw:line draw:style-name="gr1" draw:text-style-name="P1" draw:layer="Region" svg:x1="11cm" svg:y1="3.501cm" svg:x2="16.5cm" svg:y2="3.5cm">
          <text:p/>
        </draw:line>
        <draw:custom-shape draw:style-name="gr6" draw:text-style-name="P2" draw:layer="Region" svg:width="0.3cm" svg:height="0.3cm" svg:x="1.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Region" svg:width="0.3cm" svg:height="0.3cm" svg:x="4.1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Region" svg:width="0.3cm" svg:height="0.3cm" svg:x="8.102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Region" svg:x1="14cm" svg:y1="0.5cm" svg:x2="14cm" svg:y2="6cm">
          <text:p/>
        </draw:line>
        <draw:line draw:style-name="gr1" draw:text-style-name="P1" draw:layer="Region" svg:x1="13.5cm" svg:y1="0.5cm" svg:x2="13.5cm" svg:y2="6cm">
          <text:p/>
        </draw:line>
        <draw:line draw:style-name="gr1" draw:text-style-name="P1" draw:layer="Region" svg:x1="12.5cm" svg:y1="1cm" svg:x2="12.5cm" svg:y2="5.5cm">
          <text:p/>
        </draw:line>
        <draw:line draw:style-name="gr1" draw:text-style-name="P1" draw:layer="Region" svg:x1="15cm" svg:y1="1cm" svg:x2="15cm" svg:y2="5.5cm">
          <text:p/>
        </draw:line>
        <draw:line draw:style-name="gr1" draw:text-style-name="P1" draw:layer="Region" svg:x1="11.5cm" svg:y1="2cm" svg:x2="16cm" svg:y2="2cm">
          <text:p/>
        </draw:line>
        <draw:line draw:style-name="gr1" draw:text-style-name="P1" draw:layer="Region" svg:x1="11.501cm" svg:y1="4.5cm" svg:x2="16cm" svg:y2="4.5cm">
          <text:p/>
        </draw:line>
        <draw:custom-shape draw:style-name="gr6" draw:text-style-name="P2" draw:layer="Region" svg:width="0.3cm" svg:height="0.3cm" svg:x="13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gion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4:49:14.963000000</meta:creation-date>
    <dc:date>2025-12-10T17:25:00.828000000</dc:date>
    <meta:editing-duration>PT4H6M59S</meta:editing-duration>
    <meta:editing-cycles>23</meta:editing-cycles>
    <meta:generator>LibreOffice/5.1.5.2$Windows_x86 LibreOffice_project/7a864d8825610a8c07cfc3bc01dd4fce6a9447e5</meta:generator>
    <meta:document-statistic meta:object-count="52"/>
  </office:meta>
</office:document-meta>
</file>